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3">
      <style:text-properties fo:background-color="#ffff00"/>
    </style:style>
    <style:style style:name="P18" style:family="paragraph" style:parent-style-name="Text_20_body">
      <style:text-properties officeooo:rsid="001100e8" officeooo:paragraph-rsid="001100e8" fo:background-color="#ffff00"/>
    </style:style>
    <style:style style:name="P19" style:family="paragraph" style:parent-style-name="Text_20_body">
      <style:text-properties officeooo:rsid="0011e79a" officeooo:paragraph-rsid="0011e79a" fo:background-color="#ffff00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10">
      <style:paragraph-properties fo:margin-top="0cm" fo:margin-bottom="0cm" loext:contextual-spacing="false"/>
    </style:style>
    <style:style style:name="P22" style:family="paragraph" style:parent-style-name="Text_20_body" style:list-style-name="L12">
      <style:paragraph-properties fo:margin-top="0cm" fo:margin-bottom="0cm" loext:contextual-spacing="false"/>
    </style:style>
    <style:style style:name="P23" style:family="paragraph" style:parent-style-name="Text_20_body" style:list-style-name="L14">
      <style:paragraph-properties fo:margin-top="0cm" fo:margin-bottom="0cm" loext:contextual-spacing="false"/>
    </style:style>
    <style:style style:name="P24" style:family="paragraph" style:parent-style-name="Text_20_body" style:list-style-name="L16">
      <style:paragraph-properties fo:margin-top="0cm" fo:margin-bottom="0cm" loext:contextual-spacing="false"/>
    </style:style>
    <style:style style:name="P25" style:family="paragraph" style:parent-style-name="Text_20_body" style:list-style-name="L3">
      <style:paragraph-properties fo:margin-top="0cm" fo:margin-bottom="0cm" loext:contextual-spacing="false"/>
      <style:text-properties fo:background-color="#ffff00"/>
    </style:style>
    <style:style style:name="P26" style:family="paragraph" style:parent-style-name="Text_20_body" style:list-style-name="L10">
      <style:paragraph-properties fo:margin-top="0cm" fo:margin-bottom="0cm" loext:contextual-spacing="false"/>
      <style:text-properties fo:background-color="#ffff00"/>
    </style:style>
    <style:style style:name="T1" style:family="text">
      <style:text-properties fo:color="#1220e1"/>
    </style:style>
    <style:style style:name="T2" style:family="text">
      <style:text-properties fo:color="#0c08f5"/>
    </style:style>
    <style:style style:name="T3" style:family="text">
      <style:text-properties fo:color="#080cee"/>
    </style:style>
    <style:style style:name="T4" style:family="text">
      <style:text-properties fo:color="#1a06f9"/>
    </style:style>
    <style:style style:name="T5" style:family="text">
      <style:text-properties fo:color="#2106ee"/>
    </style:style>
    <style:style style:name="T6" style:family="text">
      <style:text-properties fo:color="#2106ee" fo:background-color="#ffff00" loext:char-shading-value="0"/>
    </style:style>
    <style:style style:name="T7" style:family="text">
      <style:text-properties fo:color="#2106ee" fo:background-color="#ffff00" loext:char-shading-value="0"/>
    </style:style>
    <style:style style:name="T8" style:family="text">
      <style:text-properties fo:color="#0a1aff"/>
    </style:style>
    <style:style style:name="T9" style:family="text">
      <style:text-properties fo:color="#2f18d9"/>
    </style:style>
    <style:style style:name="T10" style:family="text">
      <style:text-properties fo:color="#2f18d9" fo:background-color="#ffff00" loext:char-shading-value="0"/>
    </style:style>
    <style:style style:name="T11" style:family="text">
      <style:text-properties fo:color="#2f18d9" fo:background-color="#ffff00" loext:char-shading-value="0"/>
    </style:style>
    <style:style style:name="T12" style:family="text">
      <style:text-properties fo:color="#200eea"/>
    </style:style>
    <style:style style:name="T13" style:family="text">
      <style:text-properties fo:background-color="#ffff00" loext:char-shading-value="0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100e8" fo:background-color="#ffff00" loext:char-shading-value="0"/>
    </style:style>
    <style:style style:name="T16" style:family="text">
      <style:text-properties officeooo:rsid="001100e8" fo:background-color="#ffff00" loext:char-shading-value="0"/>
    </style:style>
    <style:style style:name="T17" style:family="text">
      <style:text-properties officeooo:rsid="000f7c93"/>
    </style:style>
    <style:style style:name="T18" style:family="text">
      <style:text-properties officeooo:rsid="001100e8"/>
    </style:style>
    <style:style style:name="T19" style:family="text">
      <style:text-properties fo:font-weight="normal" officeooo:rsid="001100e8" fo:background-color="#ffff00" loext:char-shading-value="0" style:font-weight-asian="normal" style:font-weight-complex="normal"/>
    </style:style>
    <style:style style:name="T20" style:family="text">
      <style:text-properties style:font-name="Liberation Serif" fo:font-size="14pt" fo:font-weight="normal" officeooo:rsid="001100e8" fo:background-color="#ffff00" loext:char-shading-value="0" style:font-name-asian="Noto Serif CJK SC" style:font-size-asian="14pt" style:font-weight-asian="normal" style:font-name-complex="Lohit Devanagari" style:font-size-complex="14pt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is article is the collection of concept I have acquired while introducing myself to C++ by googling here &amp; there. This material is also <text:span text:style-name="T14">not in order</text:span>. I have just collected the answer to my quick question. And write it down here. But one thing I can assure you is that once you go through this article. You can connect many broken thought of understanding on what runs “Inside the C++ object model”. And <text:span text:style-name="T14">why people call it as it runs C internally</text:span>.</text:p>
      <text:p text:style-name="Text_20_body"><text:span text:style-name="Strong_20_Emphasis"><text:span text:style-name="Emphasis">Note:</text:span></text:span> In addition, here I have not considered name mangling &amp; other compiler attributes for simplicity. Also not shown how object memory layout created. So, I have discussed it <text:a xlink:type="simple" xlink:href="http://www.vishalchovatiya.com/memory-layout-of-cpp-object/" office:target-frame-name="_blank" xlink:show="new" text:style-name="Internet_20_link" text:visited-style-name="Visited_20_Internet_20_Link"><text:span text:style-name="T1">here</text:span></text:a>. Code augmentation depends on compiler implementation, there is no such standard define.</text:p>
      <text:section text:style-name="Sect1" text:name="toc_container">
        <text:p text:style-name="Text_20_body">Contents [<text:a xlink:type="simple" xlink:href="http://www.vishalchovatiya.com/inside-the-cpp-object-model/#" text:style-name="Internet_20_link" text:visited-style-name="Visited_20_Internet_20_Link">hide</text:a>]</text:p>
        <text:list xml:id="list3787605256" text:style-name="L1">
          <text:list-item>
            <text:p text:style-name="P20"><text:a xlink:type="simple" xlink:href="http://www.vishalchovatiya.com/inside-the-cpp-object-model/#Default_Member-Functions_Created_by_the_Compiler_Inside_the_C_Object_Model" text:style-name="Internet_20_link" text:visited-style-name="Visited_20_Internet_20_Link">1 Default Member-Functions Created by the Compiler Inside the C++ Object Model</text:a></text:p>
          </text:list-item>
          <text:list-item>
            <text:p text:style-name="P20"><text:a xlink:type="simple" xlink:href="http://www.vishalchovatiya.com/inside-the-cpp-object-model/#How_C_Object_Model_Used_in_Function" text:style-name="Internet_20_link" text:visited-style-name="Visited_20_Internet_20_Link">2 How C++ Object Model Used in Function?</text:a></text:p>
          </text:list-item>
          <text:list-item>
            <text:p text:style-name="P20"><text:a xlink:type="simple" xlink:href="http://www.vishalchovatiya.com/inside-the-cpp-object-model/#How_ClassObject-Oriented_Code_Transformed_Into_Sequential_Code" text:style-name="Internet_20_link" text:visited-style-name="Visited_20_Internet_20_Link">3 How Class/Object-Oriented Code Transformed Into Sequential Code? </text:a></text:p>
          </text:list-item>
          <text:list-item>
            <text:p text:style-name="P20"><text:a xlink:type="simple" xlink:href="http://www.vishalchovatiya.com/inside-the-cpp-object-model/#How_Where_Constructor_Code_TransformSynthesize_With_Inheritance_Composition_Class" text:style-name="Internet_20_link" text:visited-style-name="Visited_20_Internet_20_Link">4 How &amp; Where Constructor Code Transform/Synthesize With Inheritance &amp; Composition Class?</text:a></text:p>
          </text:list-item>
          <text:list-item>
            <text:p text:style-name="P20"><text:a xlink:type="simple" xlink:href="http://www.vishalchovatiya.com/inside-the-cpp-object-model/#How_Where_Destructor_Code_TransformSynthesize_With_Inheritance_Composition_Class" text:style-name="Internet_20_link" text:visited-style-name="Visited_20_Internet_20_Link">5 How &amp; Where Destructor Code Transform/Synthesize With Inheritance &amp; Composition Class?</text:a></text:p>
          </text:list-item>
          <text:list-item>
            <text:p text:style-name="P20"><text:a xlink:type="simple" xlink:href="http://www.vishalchovatiya.com/inside-the-cpp-object-model/#How_Where_Virtual_Table_Code_Will_Be_Inserted" text:style-name="Internet_20_link" text:visited-style-name="Visited_20_Internet_20_Link">6 How &amp; Where Virtual Table Code Will Be Inserted?</text:a></text:p>
          </text:list-item>
          <text:list-item>
            <text:p text:style-name="P2"><text:a xlink:type="simple" xlink:href="http://www.vishalchovatiya.com/inside-the-cpp-object-model/#Reference" text:style-name="Internet_20_link" text:visited-style-name="Visited_20_Internet_20_Link">7 Reference</text:a></text:p>
          </text:list-item>
        </text:list>
      </text:section>
      <text:h text:style-name="Heading_20_3" text:outline-level="3"><text:bookmark text:name="Default_Member-Functions_Created_by_the_Compiler_Inside_the_C_Object_Model"/><text:span text:style-name="T14">Default Member-Functions</text:span> Created by the Compiler Inside the C++ Object Model</text:h>
      <text:p text:style-name="Text_20_body">Suppose you have declared class like:</text:p>
      <text:p text:style-name="Text_20_body">class Thing {}; </text:p>
      <text:list xml:id="list1869302689" text:style-name="L2">
        <text:list-item>
          <text:p text:style-name="P3">The <text:span text:style-name="T14">compiler</text:span> will probably <text:span text:style-name="T14">synthesize</text:span> this class as:</text:p>
        </text:list-item>
      </text:list>
      <text:p text:style-name="P1">class Thing {</text:p>
      <text:p text:style-name="P1">public:</text:p>
      <text:p text:style-name="P1">Thing(); // default constructor</text:p>
      <text:p text:style-name="P1">Thing(const Thing&amp;); // copy c'tor</text:p>
      <text:p text:style-name="P1">Thing&amp; operator=(const Thing&amp;); // copy-assign</text:p>
      <text:p text:style-name="P1">~Thing(); // d'tor</text:p>
      <text:p text:style-name="P1">// C++11:</text:p>
      <text:p text:style-name="P1">Thing(Thing&amp;&amp;); // move c'tor</text:p>
      <text:p text:style-name="P1">Thing&amp; operator=(Thing&amp;&amp;); // move-assign</text:p>
      <text:p text:style-name="Text_20_body">}; </text:p>
      <text:list xml:id="list398305088" text:style-name="L3">
        <text:list-item>
          <text:p text:style-name="P25">So by default compiler will generate <text:span text:style-name="T17">(if needed)</text:span>:</text:p>
          <text:list>
            <text:list-item>
              <text:p text:style-name="P25">default constructor</text:p>
            </text:list-item>
            <text:list-item>
              <text:p text:style-name="P25">copy constructor</text:p>
            </text:list-item>
            <text:list-item>
              <text:p text:style-name="P25">copy-assign operator</text:p>
            </text:list-item>
            <text:list-item>
              <text:p text:style-name="P25">destructor</text:p>
            </text:list-item>
            <text:list-item>
              <text:p text:style-name="P25">move constructor</text:p>
            </text:list-item>
            <text:list-item>
              <text:p text:style-name="P17">move-assign operator</text:p>
            </text:list-item>
          </text:list>
        </text:list-item>
      </text:list>
      <text:p text:style-name="Text_20_body">Note: This stands true till C++ 14.</text:p>
      <text:list xml:id="list3286588764" text:style-name="L4">
        <text:list-item>
          <text:p text:style-name="P4"><text:soft-page-break/>The <text:span text:style-name="Strong_20_Emphasis"><text:span text:style-name="Emphasis">compiler creates all default/implicitly-declared member-functions when it needed</text:span></text:span>. A compiler cannot create default member-functions when it’s no use.</text:p>
        </text:list-item>
      </text:list>
      <text:h text:style-name="Heading_20_3" text:outline-level="3"><text:bookmark text:name="How_C_Object_Model_Used_in_Function"/>How C++ Object Model Used in Function? <text:span text:style-name="T20">C</text:span><text:span text:style-name="T19">lass inside function conversion</text:span></text:h>
      <text:list xml:id="list2623208068" text:style-name="L5">
        <text:list-item>
          <text:p text:style-name="P5">Given the following function, where <text:span text:style-name="Source_20_Text">class X</text:span> defines a copy constructor, <text:a xlink:type="simple" xlink:href="http://www.vishalchovatiya.com/part-3-all-about-virtual-keyword-in-c-how-virtual-destructor-works/" office:target-frame-name="_blank" xlink:show="new" text:style-name="Internet_20_link" text:visited-style-name="Visited_20_Internet_20_Link"><text:span text:style-name="T2">virtual destructor</text:span></text:a>, and <text:a xlink:type="simple" xlink:href="http://www.vishalchovatiya.com/part-1-all-about-virtual-keyword-in-cpp-how-virtual-function-works-internally/" office:target-frame-name="_blank" xlink:show="new" text:style-name="Internet_20_link" text:visited-style-name="Visited_20_Internet_20_Link"><text:span text:style-name="T3">virtual function</text:span></text:a> <text:span text:style-name="Source_20_Text">foo()</text:span>:</text:p>
        </text:list-item>
      </text:list>
      <text:p text:style-name="P1">X foobar()</text:p>
      <text:p text:style-name="P1">{</text:p>
      <text:p text:style-name="P1">X xx;</text:p>
      <text:p text:style-name="P1">X *px = new X;</text:p>
      <text:p text:style-name="P1">// foo() is virtual function</text:p>
      <text:p text:style-name="P1">xx.foo();</text:p>
      <text:p text:style-name="P1">px-&gt;foo();</text:p>
      <text:p text:style-name="P1">delete px;</text:p>
      <text:p text:style-name="P1">return xx;</text:p>
      <text:p text:style-name="Text_20_body">}; </text:p>
      <text:list xml:id="list1304306044" text:style-name="L6">
        <text:list-item>
          <text:p text:style-name="P6">The probable <text:span text:style-name="T14">compiler transformation</text:span> would be:</text:p>
        </text:list-item>
      </text:list>
      <text:p text:style-name="P1">void foobar(X &amp;result) {</text:p>
      <text:p text:style-name="P1">X::X(&amp;result); // Constructor call, NRVO</text:p>
      <text:p text:style-name="P1">px = _new(sizeof(X)); // expand X *px = new X;</text:p>
      <text:p text:style-name="P1">if (px != 0)</text:p>
      <text:p text:style-name="P1">px-&gt;X::X();</text:p>
      <text:p text:style-name="P1">foo(&amp;result); // xx.foo(): replaced xx with result</text:p>
      <text:p text:style-name="P1">(*px-&gt;_vtbl[2])(px); // px-&gt;foo(): using dynamic dispatch</text:p>
      <text:p text:style-name="P1">// Expand delete px;</text:p>
      <text:p text:style-name="P1">if (px != 0) {</text:p>
      <text:p text:style-name="P1">(*px-&gt;_vtbl[1])(px); // Virtual destructor</text:p>
      <text:p text:style-name="P1">_delete(px);</text:p>
      <text:p text:style-name="P1">}</text:p>
      <text:p text:style-name="P1">// replace named return statement</text:p>
      <text:p text:style-name="P1">// no need to destroy local object xx</text:p>
      <text:p text:style-name="P1">return;</text:p>
      <text:p text:style-name="Text_20_body">};</text:p>
      <text:list xml:id="list1830459817" text:style-name="L7">
        <text:list-item>
          <text:p text:style-name="P7">This is how the object-oriented paradigm converted into the <text:a xlink:type="simple" xlink:href="http://www.vishalchovatiya.com/how-c-program-convert-into-assembly/" office:target-frame-name="_blank" xlink:show="new" text:style-name="Internet_20_link" text:visited-style-name="Visited_20_Internet_20_Link"><text:span text:style-name="T4">procedure-oriented paradigm</text:span></text:a>.</text:p>
        </text:list-item>
      </text:list>
      <text:h text:style-name="Heading_20_3" text:outline-level="3"><text:bookmark text:name="How_ClassObject-Oriented_Code_Transformed_Into_Sequential_Code"/>How Class/Object-Oriented Code Transformed Into Sequential Code? </text:h>
      <text:p text:style-name="P18">Class as Function conversion</text:p>
      <text:list xml:id="list3705192608" text:style-name="L8">
        <text:list-item>
          <text:p text:style-name="P8">Let’s take the following example to understand it:</text:p>
        </text:list-item>
      </text:list>
      <text:p text:style-name="P1"><text:span text:style-name="T18">class</text:span> foo</text:p>
      <text:p text:style-name="P1">{</text:p>
      <text:p text:style-name="P1">int m_var;</text:p>
      <text:p text:style-name="P1">public:</text:p>
      <text:p text:style-name="P1"><text:soft-page-break/>void print()</text:p>
      <text:p text:style-name="P1">{</text:p>
      <text:p text:style-name="P1">cout &lt;&lt; m_var &lt;&lt; endl;</text:p>
      <text:p text:style-name="P1">}</text:p>
      <text:p text:style-name="Text_20_body">};</text:p>
      <text:list xml:id="list3376199922" text:style-name="L9">
        <text:list-item>
          <text:p text:style-name="P9">The compiler treats this as :</text:p>
        </text:list-item>
      </text:list>
      <text:p text:style-name="P1">struct foo</text:p>
      <text:p text:style-name="P1">{</text:p>
      <text:p text:style-name="P1">int m_var;</text:p>
      <text:p text:style-name="P1">};</text:p>
      <text:p text:style-name="P1">void foo::print(foo *this)</text:p>
      <text:p text:style-name="P1">{</text:p>
      <text:p text:style-name="P1">std::cout.operator&lt;&lt;(this-&gt;m_var).operator&lt;&lt;(std::endl);</text:p>
      <text:p text:style-name="Text_20_body">}</text:p>
      <text:list xml:id="list1066322824" text:style-name="L10">
        <text:list-item>
          <text:p text:style-name="P21"><text:span text:style-name="T14">As you can see above, </text:span><text:a xlink:type="simple" xlink:href="http://www.vishalchovatiya.com/memory-layout-of-cpp-object/" office:target-frame-name="_blank" xlink:show="new" text:style-name="Internet_20_link" text:visited-style-name="Visited_20_Internet_20_Link"><text:span text:style-name="T7">objects </text:span></text:a><text:span text:style-name="T14">&amp; methods are a separate entity. An object only represents data members.</text:span></text:p>
        </text:list-item>
        <text:list-item>
          <text:p text:style-name="P21"><text:span text:style-name="T14">Therefore, all the methods in class/struct contain implicit </text:span><text:span text:style-name="Source_20_Text"><text:span text:style-name="T14">this</text:span></text:span><text:span text:style-name="T14"> pointer as the first argument using which all non-static data members are accessed.</text:span></text:p>
        </text:list-item>
        <text:list-item>
          <text:p text:style-name="P26">Static data members are not part of class/struct. Because it usually resides in a data segment of memory layout. So it accesses directly(or using segment registers).</text:p>
        </text:list-item>
        <text:list-item>
          <text:p text:style-name="P10"><text:span text:style-name="T14">So this is the reason if you print the size of the above class. Hence, It prints 4 because all methods are a separate entity which operates on the object by using implicit </text:span><text:span text:style-name="Source_20_Text"><text:span text:style-name="T14">this</text:span></text:span><text:span text:style-name="T14"> pointer.</text:span></text:p>
        </text:list-item>
      </text:list>
      <text:h text:style-name="Heading_20_3" text:outline-level="3"><text:bookmark text:name="How_Where_Constructor_Code_TransformSynthesize_With_Inheritance_Composition_Class"/>How &amp; Where Constructor Code Transform/Synthesize With Inheritance &amp; Composition Class?</text:h>
      <text:p text:style-name="P19">Derived class’s constructor as Function</text:p>
      <text:p text:style-name="P1">class Foo </text:p>
      <text:p text:style-name="P1">{ </text:p>
      <text:p text:style-name="P1">public: </text:p>
      <text:p text:style-name="P1">Foo(){cout&lt;&lt;"Foo"&lt;&lt;endl;} </text:p>
      <text:p text:style-name="P1">~Foo(){cout&lt;&lt;"~Foo"&lt;&lt;endl;} </text:p>
      <text:p text:style-name="P1">};</text:p>
      <text:p text:style-name="P1">class base </text:p>
      <text:p text:style-name="P1">{ </text:p>
      <text:p text:style-name="P1">public: </text:p>
      <text:p text:style-name="P1">base(){cout&lt;&lt;"base"&lt;&lt;endl;}</text:p>
      <text:p text:style-name="P1">~base(){cout&lt;&lt;"~base"&lt;&lt;endl;}</text:p>
      <text:p text:style-name="P1">};</text:p>
      <text:p text:style-name="P1">class Bar /* : public base */</text:p>
      <text:p text:style-name="P1">{ </text:p>
      <text:p text:style-name="P1">Foo foo; </text:p>
      <text:p text:style-name="P1">char *str; </text:p>
      <text:p text:style-name="P1">public: </text:p>
      <text:p text:style-name="P1"><text:soft-page-break/>Bar()</text:p>
      <text:p text:style-name="P1">{</text:p>
      <text:p text:style-name="P1">cout&lt;&lt;"Bar"&lt;&lt;endl;</text:p>
      <text:p text:style-name="P1">str = 0;</text:p>
      <text:p text:style-name="P1">}</text:p>
      <text:p text:style-name="P1">~Bar(){cout&lt;&lt;"~Bar"&lt;&lt;endl;}</text:p>
      <text:p text:style-name="Text_20_body">};</text:p>
      <text:list xml:id="list2712734786" text:style-name="L11">
        <text:list-item>
          <text:p text:style-name="P11">Compiler augmented <text:span text:style-name="Source_20_Text">Bar</text:span> constructor would look like:</text:p>
        </text:list-item>
      </text:list>
      <text:p text:style-name="P1">Bar::Bar()</text:p>
      <text:p text:style-name="P1">{</text:p>
      <text:p text:style-name="P1">foo.Foo::Foo(); // augmented compiler code</text:p>
      <text:p text:style-name="P1">cout&lt;&lt;"Bar"&lt;&lt;endl; // explicit user code</text:p>
      <text:p text:style-name="P1">str = 0; // explicit user code</text:p>
      <text:p text:style-name="Text_20_body">}</text:p>
      <text:list xml:id="list2444275049" text:style-name="L12">
        <text:list-item>
          <text:p text:style-name="P22">Similarly, multiple class member objects require a constructor initialization. The language specifies that the constructors would be invoked in the order of member declaration within the class. This is accomplished by the compiler.</text:p>
        </text:list-item>
        <text:list-item>
          <text:p text:style-name="P22">But, if an object member does not define a default constructor, a non-trivial default constructor synthesizes by a compiler for respective classes.</text:p>
        </text:list-item>
        <text:list-item>
          <text:p text:style-name="P22">Moreover, in the case of inheritance, the <text:span text:style-name="T14">constructor calling sequence starts from base(top-down) to derived manner.</text:span> Constructor synthesis &amp; augmentation remain same as above.</text:p>
        </text:list-item>
        <text:list-item>
          <text:p text:style-name="P12">So in the above case, if you derive <text:span text:style-name="Source_20_Text">Bar</text:span> from <text:span text:style-name="Source_20_Text">Base</text:span> then constructor calling sequence would be <text:span text:style-name="Source_20_Text"><text:span text:style-name="T14">Base</text:span></text:span><text:span text:style-name="T14"> -&gt; </text:span><text:span text:style-name="Source_20_Text"><text:span text:style-name="T14">Foo</text:span></text:span><text:span text:style-name="T14"> -&gt; </text:span><text:span text:style-name="Source_20_Text"><text:span text:style-name="T14">Bar</text:span></text:span>.</text:p>
        </text:list-item>
      </text:list>
      <text:h text:style-name="Heading_20_3" text:outline-level="3"><text:bookmark text:name="How_Where_Destructor_Code_TransformSynthesize_With_Inheritance_Composition_Class"/>How &amp; Where Destructor Code Transform/Synthesize With Inheritance &amp; Composition Class?</text:h>
      <text:list xml:id="list3803779202" text:style-name="L13">
        <text:list-item>
          <text:p text:style-name="P13">In case of the <text:span text:style-name="T14">destructor, calling sequence is exactly the reverse that of a constructor</text:span>. Like in the above case it would be <text:span text:style-name="Source_20_Text"><text:span text:style-name="T14">Bar</text:span></text:span><text:span text:style-name="T14"> -&gt; </text:span><text:span text:style-name="Source_20_Text"><text:span text:style-name="T14">Foo</text:span></text:span><text:span text:style-name="T14"> -&gt; </text:span><text:span text:style-name="Source_20_Text"><text:span text:style-name="T14">Base</text:span></text:span>. Synthesis &amp; augmentation remain same as above. Access and all other things remain the same.</text:p>
        </text:list-item>
      </text:list>
      <text:h text:style-name="Heading_20_3" text:outline-level="3"><text:bookmark text:name="How_Where_Virtual_Table_Code_Will_Be_Inserted"/>How &amp; Where Virtual Table Code Will Be Inserted?</text:h>
      <text:list xml:id="list3268961841" text:style-name="L14">
        <text:list-item>
          <text:p text:style-name="P23">The virtual table code will be inserted by the compiler <text:span text:style-name="T14">before &amp; after the user-written code??</text:span> in constructor &amp; destructor. That too on demand of user implementation.</text:p>
        </text:list-item>
        <text:list-item>
          <text:p text:style-name="P14">Additionally, for the question “<text:span text:style-name="T14">How</text:span> virtual table code will be inserted”, my answer is “this is purely <text:span text:style-name="T14">compiler dependent</text:span>”. C++ standard only mandates behaviour. Although this would not be complex. It probably would look like:</text:p>
        </text:list-item>
      </text:list>
      <text:p text:style-name="Text_20_body">this-&gt;_vptr[0] = type_info("class_name"); </text:p>
      <text:list xml:id="list186335242" text:style-name="L15">
        <text:list-item>
          <text:p text:style-name="P15">By the way, I have written a more detailed article on virtual keyword <text:a xlink:type="simple" xlink:href="http://www.vishalchovatiya.com/part-1-all-about-virtual-keyword-in-cpp-how-virtual-function-works-internally/" office:target-frame-name="_blank" xlink:show="new" text:style-name="Internet_20_link" text:visited-style-name="Visited_20_Internet_20_Link"><text:span text:style-name="T8">here</text:span></text:a>.</text:p>
        </text:list-item>
      </text:list>
      <text:h text:style-name="Heading_20_3" text:outline-level="3"><text:bookmark text:name="Reference"/>Reference</text:h>
      <text:list xml:id="list385050048" text:style-name="L16">
        <text:list-item>
          <text:p text:style-name="P24"><text:a xlink:type="simple" xlink:href="https://stackoverflow.com/questions/3734247/what-are-all-the-member-functions-created-by-compiler-for-a-class-does-that-hap" office:target-frame-name="_blank" xlink:show="new" text:style-name="Internet_20_link" text:visited-style-name="Visited_20_Internet_20_Link"><text:span text:style-name="T11">https://stackoverflow.com/questions/3734247/what-are-all-the-member-functions-created-by-compiler-for-a-class-does-that-hap</text:span></text:a></text:p>
        </text:list-item>
        <text:list-item>
          <text:p text:style-name="P16"><text:soft-page-break/><text:a xlink:type="simple" xlink:href="https://www.amazon.in/Inside-Object-Model-Stanley-Lippman/dp/0201834545" office:target-frame-name="_blank" xlink:show="new" text:style-name="Internet_20_link" text:visited-style-name="Visited_20_Internet_20_Link"><text:span text:style-name="T12">Book: Inside C++ Object Model By Lippman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1T10:18:42.411267659</meta:creation-date>
    <dc:date>2020-08-21T10:42:08.014843416</dc:date>
    <meta:editing-duration>PT23M1S</meta:editing-duration>
    <meta:editing-cycles>6</meta:editing-cycles>
    <meta:generator>LibreOffice/6.3.5.2$Linux_X86_64 LibreOffice_project/30$Build-2</meta:generator>
    <meta:document-statistic meta:table-count="0" meta:image-count="0" meta:object-count="0" meta:page-count="5" meta:paragraph-count="135" meta:word-count="951" meta:character-count="6017" meta:non-whitespace-character-count="5219"/>
  </office:meta>
</office:document-meta>
</file>